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0.508cm" svg:x="3.406cm" svg:y="1.762cm">
          <text:p text:style-name="P1"><text:span text:style-name="T1">Build G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0.508cm" svg:x="3.406cm" svg:y="2.778cm">
          <text:p text:style-name="P1"><text:span text:style-name="T1">Add Dialo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0.508cm" svg:x="3.406cm" svg:y="3.794cm">
          <text:p text:style-name="P1"><text:span text:style-name="T1">Add But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0.508cm" svg:x="3.406cm" svg:y="4.81cm">
          <text:p text:style-name="P1"><text:span text:style-name="T1">Add Sl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0.508cm" svg:x="3.406cm" svg:y="5.826cm">
          <text:p text:style-name="P1"><text:span text:style-name="T1">Add File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0.508cm" svg:x="3.406cm" svg:y="6.842cm">
          <text:p text:style-name="P1"><text:span text:style-name="T1">Main loo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11cm" svg:y1="2.27cm" svg:x2="5.311cm" svg:y2="2.778cm" draw:start-shape="id1" draw:start-glue-point="2" draw:end-shape="id2" draw:end-glue-point="0" svg:d="m5311 2270v508" svg:viewBox="0 0 1 509">
          <text:p/>
        </draw:connector>
        <draw:connector draw:style-name="gr2" draw:text-style-name="P1" draw:layer="layout" svg:x1="5.311cm" svg:y1="3.286cm" svg:x2="5.311cm" svg:y2="3.794cm" draw:start-shape="id2" draw:start-glue-point="2" draw:end-shape="id3" draw:end-glue-point="0" svg:d="m5311 3286v508" svg:viewBox="0 0 1 509">
          <text:p/>
        </draw:connector>
        <draw:connector draw:style-name="gr2" draw:text-style-name="P1" draw:layer="layout" svg:x1="5.311cm" svg:y1="4.302cm" svg:x2="5.311cm" svg:y2="4.81cm" draw:start-shape="id3" draw:start-glue-point="2" draw:end-shape="id4" draw:end-glue-point="0" svg:d="m5311 4302v508" svg:viewBox="0 0 1 509">
          <text:p/>
        </draw:connector>
        <draw:connector draw:style-name="gr2" draw:text-style-name="P1" draw:layer="layout" svg:x1="5.311cm" svg:y1="5.318cm" svg:x2="5.311cm" svg:y2="5.826cm" draw:start-shape="id4" draw:start-glue-point="2" draw:end-shape="id5" draw:end-glue-point="0" svg:d="m5311 5318v508" svg:viewBox="0 0 1 509">
          <text:p/>
        </draw:connector>
        <draw:connector draw:style-name="gr2" draw:text-style-name="P1" draw:layer="layout" svg:x1="5.311cm" svg:y1="6.334cm" svg:x2="5.311cm" svg:y2="6.842cm" draw:start-shape="id5" draw:start-glue-point="2" draw:end-shape="id6" svg:d="m5311 6334v508" svg:viewBox="0 0 1 509">
          <text:p/>
        </draw:connector>
        <draw:custom-shape draw:style-name="gr1" draw:text-style-name="P2" xml:id="id7" draw:id="id7" draw:layer="layout" svg:width="3.81cm" svg:height="0.508cm" svg:x="8.747cm" svg:y="1.762cm">
          <text:p text:style-name="P1"><text:span text:style-name="T1">Get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81cm" svg:height="0.508cm" svg:x="8.747cm" svg:y="2.778cm">
          <text:p text:style-name="P1"><text:span text:style-name="T1">Keyboard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81cm" svg:height="0.508cm" svg:x="8.747cm" svg:y="3.794cm">
          <text:p text:style-name="P1"><text:span text:style-name="T1">Mouse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81cm" svg:height="0.508cm" svg:x="8.747cm" svg:y="4.81cm">
          <text:p text:style-name="P1"><text:span text:style-name="T1">Get Gui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81cm" svg:height="0.508cm" svg:x="8.747cm" svg:y="5.826cm">
          <text:p text:style-name="P1"><text:span text:style-name="T1">Button P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81cm" svg:height="0.508cm" svg:x="8.747cm" svg:y="6.842cm">
          <text:p text:style-name="P1"><text:span text:style-name="T1">Slider Mov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652cm" svg:y1="2.27cm" svg:x2="10.652cm" svg:y2="2.778cm" draw:start-shape="id7" draw:start-glue-point="2" draw:end-shape="id8" draw:end-glue-point="0" svg:d="m10652 2270v508" svg:viewBox="0 0 1 509">
          <text:p/>
        </draw:connector>
        <draw:connector draw:style-name="gr2" draw:text-style-name="P1" draw:layer="layout" svg:x1="10.652cm" svg:y1="3.286cm" svg:x2="10.652cm" svg:y2="3.794cm" draw:start-shape="id8" draw:start-glue-point="2" draw:end-shape="id9" draw:end-glue-point="0" svg:d="m10652 3286v508" svg:viewBox="0 0 1 509">
          <text:p/>
        </draw:connector>
        <draw:connector draw:style-name="gr2" draw:text-style-name="P1" draw:layer="layout" svg:x1="10.652cm" svg:y1="5.318cm" svg:x2="10.652cm" svg:y2="5.826cm" draw:start-shape="id10" draw:start-glue-point="2" draw:end-shape="id11" draw:end-glue-point="0" svg:d="m10652 5318v508" svg:viewBox="0 0 1 509">
          <text:p/>
        </draw:connector>
        <draw:connector draw:style-name="gr2" draw:text-style-name="P1" draw:layer="layout" svg:x1="10.652cm" svg:y1="6.334cm" svg:x2="10.652cm" svg:y2="6.842cm" draw:start-shape="id11" draw:start-glue-point="2" draw:end-shape="id12" svg:d="m10652 6334v508" svg:viewBox="0 0 1 509">
          <text:p/>
        </draw:connector>
        <draw:connector draw:style-name="gr3" draw:text-style-name="P1" draw:layer="layout" svg:x1="7.216cm" svg:y1="2.016cm" svg:x2="7.216cm" svg:y2="6.08cm" draw:start-shape="id1" draw:start-glue-point="1" draw:end-shape="id5" draw:end-glue-point="1" svg:d="m7216 2016h501v4064h-501" svg:viewBox="0 0 502 4065">
          <text:p/>
        </draw:connector>
        <draw:connector draw:style-name="gr3" draw:text-style-name="P1" draw:layer="layout" svg:x1="3.406cm" svg:y1="2.016cm" svg:x2="3.406cm" svg:y2="6.08cm" draw:start-shape="id1" draw:start-glue-point="3" draw:end-shape="id5" draw:end-glue-point="3" svg:d="m3406 2016h-501v4064h501" svg:viewBox="0 0 502 4065">
          <text:p/>
        </draw:connector>
        <draw:custom-shape draw:style-name="gr1" draw:text-style-name="P2" xml:id="id13" draw:id="id13" draw:layer="layout" svg:width="3.81cm" svg:height="0.508cm" svg:x="13.954cm" svg:y="6.842cm">
          <text:p text:style-name="P1"><text:span text:style-name="T1">Loa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81cm" svg:height="0.508cm" svg:x="13.954cm" svg:y="7.858cm">
          <text:p text:style-name="P1"><text:span text:style-name="T1">Play Anim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81cm" svg:height="0.508cm" svg:x="13.954cm" svg:y="8.874cm">
          <text:p text:style-name="P1"><text:span text:style-name="T1">Handle Erro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9cm" svg:y1="7.35cm" svg:x2="15.859cm" svg:y2="7.858cm" draw:start-shape="id13" draw:start-glue-point="2" draw:end-shape="id14" draw:end-glue-point="0" svg:d="m15859 7350v508" svg:viewBox="0 0 1 509">
          <text:p/>
        </draw:connector>
        <draw:connector draw:style-name="gr2" draw:text-style-name="P1" draw:layer="layout" svg:x1="15.859cm" svg:y1="8.366cm" svg:x2="15.859cm" svg:y2="8.874cm" draw:start-shape="id14" draw:start-glue-point="2" draw:end-shape="id15" svg:d="m15859 8366v508" svg:viewBox="0 0 1 509">
          <text:p/>
        </draw:connector>
        <draw:custom-shape draw:style-name="gr1" draw:text-style-name="P2" xml:id="id16" draw:id="id16" draw:layer="layout" svg:width="3.81cm" svg:height="0.508cm" svg:x="13.954cm" svg:y="3.794cm">
          <text:p text:style-name="P1"><text:span text:style-name="T1">Show/Hide 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3.81cm" svg:height="0.508cm" svg:x="13.954cm" svg:y="4.81cm">
          <text:p text:style-name="P1"><text:span text:style-name="T1">Move sl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81cm" svg:height="0.508cm" svg:x="13.954cm" svg:y="5.826cm">
          <text:p text:style-name="P1"><text:span text:style-name="T1">Handle Even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9cm" svg:y1="4.302cm" svg:x2="15.859cm" svg:y2="4.81cm" draw:start-shape="id16" draw:start-glue-point="2" draw:end-shape="id17" draw:end-glue-point="0" svg:d="m15859 4302v508" svg:viewBox="0 0 1 509">
          <text:p/>
        </draw:connector>
        <draw:connector draw:style-name="gr2" draw:text-style-name="P1" draw:layer="layout" svg:x1="15.859cm" svg:y1="5.318cm" svg:x2="15.859cm" svg:y2="5.826cm" draw:start-shape="id17" draw:start-glue-point="2" draw:end-shape="id18" svg:d="m15859 5318v508" svg:viewBox="0 0 1 509">
          <text:p/>
        </draw:connector>
        <draw:custom-shape draw:style-name="gr1" draw:text-style-name="P2" xml:id="id19" draw:id="id19" draw:layer="layout" svg:width="3.81cm" svg:height="0.508cm" svg:x="8.74cm" svg:y="7.858cm">
          <text:p text:style-name="P1"><text:span text:style-name="T1">File Select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81cm" svg:height="0.508cm" svg:x="13.954cm" svg:y="1.762cm">
          <text:p text:style-name="P1"><text:span text:style-name="T1">Update graph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3.81cm" svg:height="0.508cm" svg:x="13.954cm" svg:y="2.778cm">
          <text:p text:style-name="P1"><text:span text:style-name="T1">Anim butt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645cm" svg:y1="8.366cm" svg:x2="15.859cm" svg:y2="1.762cm" draw:start-shape="id19" draw:start-glue-point="2" draw:end-shape="id20" draw:end-glue-point="0" svg:d="m10645 8366v501h2607v-7606h2607v501" svg:viewBox="0 0 5215 7607">
          <text:p/>
        </draw:connector>
        <draw:connector draw:style-name="gr2" draw:text-style-name="P1" draw:layer="layout" svg:x1="15.859cm" svg:y1="2.27cm" svg:x2="15.859cm" svg:y2="2.778cm" draw:start-shape="id20" draw:start-glue-point="2" draw:end-shape="id21" svg:d="m15859 2270v508" svg:viewBox="0 0 1 509">
          <text:p/>
        </draw:connector>
        <draw:connector draw:style-name="gr3" draw:text-style-name="P1" draw:layer="layout" svg:x1="8.747cm" svg:y1="2.016cm" svg:x2="8.747cm" svg:y2="4.048cm" draw:start-shape="id7" draw:start-glue-point="3" draw:end-shape="id9" draw:end-glue-point="3" svg:d="m8747 2016h-501v2032h501" svg:viewBox="0 0 502 2033">
          <text:p/>
        </draw:connector>
        <draw:connector draw:style-name="gr3" draw:text-style-name="P1" draw:layer="layout" svg:x1="12.557cm" svg:y1="2.016cm" svg:x2="12.557cm" svg:y2="4.048cm" draw:start-shape="id7" draw:start-glue-point="1" draw:end-shape="id9" draw:end-glue-point="1" svg:d="m12557 2016h501v2032h-501" svg:viewBox="0 0 502 2033">
          <text:p/>
        </draw:connector>
        <draw:connector draw:style-name="gr2" draw:text-style-name="P1" draw:layer="layout" svg:x1="5.311cm" svg:y1="7.35cm" svg:x2="10.652cm" svg:y2="1.762cm" draw:start-shape="id6" draw:start-glue-point="2" draw:end-shape="id7" draw:end-glue-point="0" svg:d="m5311 7350v501h2671v-6590h2670v501" svg:viewBox="0 0 5342 6591">
          <text:p/>
        </draw:connector>
        <draw:connector draw:style-name="gr2" draw:text-style-name="P1" draw:layer="layout" svg:x1="10.652cm" svg:y1="7.35cm" svg:x2="10.645cm" svg:y2="7.858cm" draw:start-shape="id12" draw:start-glue-point="2" draw:end-shape="id19" draw:end-glue-point="0" svg:d="m10652 7350v254h-7v254" svg:viewBox="0 0 8 509">
          <text:p/>
        </draw:connector>
        <draw:connector draw:style-name="gr2" draw:text-style-name="P1" draw:layer="layout" svg:x1="10.652cm" svg:y1="4.302cm" svg:x2="10.652cm" svg:y2="4.81cm" draw:start-shape="id9" draw:start-glue-point="2" draw:end-shape="id10" draw:end-glue-point="0" svg:d="m10652 4302v508" svg:viewBox="0 0 1 509">
          <text:p/>
        </draw:connector>
        <draw:connector draw:style-name="gr3" draw:text-style-name="P1" draw:layer="layout" svg:x1="12.557cm" svg:y1="5.064cm" svg:x2="12.55cm" svg:y2="8.112cm" draw:start-shape="id10" draw:start-glue-point="1" draw:end-shape="id19" draw:end-glue-point="1" svg:d="m12557 5064h501v3048h-508" svg:viewBox="0 0 509 3049">
          <text:p/>
        </draw:connector>
        <draw:connector draw:style-name="gr3" draw:text-style-name="P1" draw:layer="layout" svg:x1="8.747cm" svg:y1="5.064cm" svg:x2="8.74cm" svg:y2="8.112cm" draw:start-shape="id10" draw:start-glue-point="3" draw:end-shape="id19" draw:end-glue-point="3" svg:d="m8747 5064h-508v3048h501" svg:viewBox="0 0 509 3049">
          <text:p/>
        </draw:connector>
        <draw:connector draw:style-name="gr2" draw:text-style-name="P1" draw:layer="layout" svg:x1="15.859cm" svg:y1="6.334cm" svg:x2="15.859cm" svg:y2="6.842cm" draw:start-shape="id18" draw:start-glue-point="2" draw:end-shape="id13" svg:d="m15859 6334v508" svg:viewBox="0 0 1 509">
          <text:p/>
        </draw:connector>
        <draw:connector draw:style-name="gr2" draw:text-style-name="P1" draw:layer="layout" svg:x1="15.859cm" svg:y1="3.286cm" svg:x2="15.859cm" svg:y2="3.794cm" draw:start-shape="id21" draw:start-glue-point="2" draw:end-shape="id16" draw:end-glue-point="0" svg:d="m15859 3286v508" svg:viewBox="0 0 1 509">
          <text:p/>
        </draw:connector>
        <draw:connector draw:style-name="gr3" draw:text-style-name="P1" draw:layer="layout" svg:x1="17.764cm" svg:y1="2.016cm" svg:x2="17.764cm" svg:y2="5.064cm" draw:start-shape="id20" draw:start-glue-point="1" draw:end-shape="id17" draw:end-glue-point="1" svg:d="m17764 2016h501v3048h-501" svg:viewBox="0 0 502 3049">
          <text:p/>
        </draw:connector>
        <draw:connector draw:style-name="gr3" draw:text-style-name="P1" draw:layer="layout" svg:x1="13.954cm" svg:y1="2.016cm" svg:x2="13.954cm" svg:y2="5.064cm" draw:start-shape="id20" draw:start-glue-point="3" draw:end-shape="id17" draw:end-glue-point="3" svg:d="m13954 2016h-501v3048h501" svg:viewBox="0 0 502 3049">
          <text:p/>
        </draw:connector>
        <draw:custom-shape draw:style-name="gr1" draw:text-style-name="P2" xml:id="id22" draw:id="id22" draw:layer="layout" svg:width="3.81cm" svg:height="0.508cm" svg:x="13.954cm" svg:y="9.89cm">
          <text:p text:style-name="P1"><text:span text:style-name="T1">End Loo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9cm" svg:y1="9.382cm" svg:x2="15.859cm" svg:y2="9.89cm" draw:start-shape="id15" draw:end-shape="id22" draw:end-glue-point="0" svg:d="m15859 9382v508" svg:viewBox="0 0 1 509">
          <text:p/>
        </draw:connector>
        <draw:connector draw:style-name="gr3" draw:text-style-name="P1" draw:layer="layout" svg:x1="13.954cm" svg:y1="6.08cm" svg:x2="13.954cm" svg:y2="9.128cm" draw:start-shape="id18" draw:start-glue-point="3" draw:end-shape="id15" draw:end-glue-point="3" svg:d="m13954 6080h-501v3048h501" svg:viewBox="0 0 502 3049">
          <text:p/>
        </draw:connector>
        <draw:connector draw:style-name="gr3" draw:text-style-name="P1" draw:layer="layout" svg:x1="17.764cm" svg:y1="6.08cm" svg:x2="17.764cm" svg:y2="9.128cm" draw:start-shape="id18" draw:start-glue-point="1" draw:end-shape="id15" draw:end-glue-point="1" svg:d="m17764 6080h501v3048h-501" svg:viewBox="0 0 502 3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3T22:39:41</meta:creation-date>
    <dc:date>2013-07-15T15:56:40</dc:date>
    <meta:editing-duration>PT13M48S</meta:editing-duration>
    <meta:editing-cycles>3</meta:editing-cycles>
    <meta:generator>LibreOffice/4.0.2.2$Linux_X86_64 LibreOffice_project/400m0$Build-2</meta:generator>
    <dc:creator>Jonathan Camara</dc:creator>
    <meta:document-statistic meta:object-count="53"/>
  </office:meta>
</office:document-meta>
</file>